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text-properties style:font-name="Ubuntu" fo:font-size="12pt" officeooo:rsid="0027ff30" officeooo:paragraph-rsid="003c13e5" style:font-size-asian="12pt" style:font-size-complex="12pt"/>
    </style:style>
    <style:style style:name="P7" style:family="paragraph" style:parent-style-name="Standard">
      <style:text-properties style:font-name="Ubuntu" fo:font-size="12pt" officeooo:rsid="00286e3f" officeooo:paragraph-rsid="00286e3f" style:font-size-asian="12pt" style:font-size-complex="12pt"/>
    </style:style>
    <style:style style:name="P8" style:family="paragraph" style:parent-style-name="Standard">
      <style:text-properties style:font-name="Ubuntu" fo:font-size="12pt" officeooo:rsid="00286e3f" officeooo:paragraph-rsid="003c13e5"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5" style:family="paragraph" style:parent-style-name="Standard">
      <style:text-properties style:font-name="Ubuntu" fo:font-size="12pt" officeooo:rsid="003e4111" officeooo:paragraph-rsid="003e4111" style:font-size-asian="12pt" style:font-size-complex="12pt"/>
    </style:style>
    <style:style style:name="P16"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7" style:family="paragraph" style:parent-style-name="Standard">
      <style:text-properties style:font-name="Ubuntu" fo:font-size="12pt" officeooo:rsid="003efbd3" officeooo:paragraph-rsid="003efbd3" style:font-size-asian="12pt" style:font-size-complex="12pt"/>
    </style:style>
    <style:style style:name="P18" style:family="paragraph" style:parent-style-name="Standard">
      <style:text-properties style:font-name="Ubuntu" fo:font-size="12pt" officeooo:rsid="003f71ca" officeooo:paragraph-rsid="003f71ca" style:font-size-asian="12pt" style:font-size-complex="12pt"/>
    </style:style>
    <style:style style:name="P19" style:family="paragraph" style:parent-style-name="Standard">
      <style:text-properties style:font-name="Ubuntu" fo:font-size="12pt" officeooo:rsid="00345fdc" officeooo:paragraph-rsid="00345fdc" style:font-size-asian="12pt" style:font-size-complex="12pt"/>
    </style:style>
    <style:style style:name="P20"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21"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2"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3"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4"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5"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6"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8"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29"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0"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Ubuntu" fo:font-size="12pt" fo:font-style="normal" officeooo:rsid="003d6d14" officeooo:paragraph-rsid="003ce442" style:font-size-asian="12pt" style:font-style-asian="normal" style:font-size-complex="12pt" style:font-style-complex="normal"/>
    </style:style>
    <style:style style:name="P32" style:family="paragraph" style:parent-style-name="Standard">
      <style:text-properties style:font-name="Ubuntu" fo:font-size="12pt" fo:font-style="normal" officeooo:rsid="003ce442" officeooo:paragraph-rsid="003ce442" style:font-size-asian="12pt" style:font-style-asian="normal" style:font-size-complex="12pt" style:font-style-complex="normal"/>
    </style:style>
    <style:style style:name="P33" style:family="paragraph" style:parent-style-name="Standard">
      <style:paragraph-properties fo:text-align="center" style:justify-single-word="false"/>
      <style:text-properties style:font-name="Ubuntu" fo:font-size="12pt" fo:font-style="normal" officeooo:rsid="003ce442" officeooo:paragraph-rsid="003ce442"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Ubuntu" fo:font-size="12pt" fo:font-style="normal" officeooo:rsid="003e4111" officeooo:paragraph-rsid="003d6d14"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7" style:family="paragraph" style:parent-style-name="Standard">
      <style:text-properties officeooo:paragraph-rsid="003ce442"/>
    </style:style>
    <style:style style:name="P38"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39"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0"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list-style-name="L1">
      <style:text-properties officeooo:paragraph-rsid="0027ff30"/>
    </style:style>
    <style:style style:name="P61" style:family="paragraph" style:parent-style-name="Standard" style:list-style-name="L1">
      <style:text-properties style:font-name="Ubuntu" fo:font-size="12pt" officeooo:rsid="0027ff30" officeooo:paragraph-rsid="0027ff30" style:font-size-asian="12pt" style:font-size-complex="12pt"/>
    </style:style>
    <style:style style:name="P62"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63" style:family="paragraph" style:parent-style-name="Standard">
      <style:text-properties style:font-name="Ubuntu" fo:font-size="12pt" style:text-underline-style="none" fo:font-weight="normal" officeooo:rsid="004b2a29" officeooo:paragraph-rsid="004b2a29" style:font-size-asian="12pt" style:font-weight-asian="normal" style:font-size-complex="12pt" style:font-weight-complex="normal"/>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font-name="Ubuntu" fo:font-size="12pt" officeooo:rsid="0027ff30" style:font-size-asian="12pt" style:font-size-complex="12pt"/>
    </style:style>
    <style:style style:name="T7" style:family="text">
      <style:text-properties style:font-name="Ubuntu" fo:font-size="12pt" officeooo:rsid="00286e3f" style:font-size-asian="12pt" style:font-size-complex="12pt"/>
    </style:style>
    <style:style style:name="T8" style:family="text">
      <style:text-properties style:font-name="Ubuntu" fo:font-size="12pt" officeooo:rsid="004a51e3"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officeooo:rsid="002c0bc6"/>
    </style:style>
    <style:style style:name="T11" style:family="text">
      <style:text-properties officeooo:rsid="002ff2d2"/>
    </style:style>
    <style:style style:name="T12" style:family="text">
      <style:text-properties officeooo:rsid="003a6d90"/>
    </style:style>
    <style:style style:name="T13" style:family="text">
      <style:text-properties officeooo:rsid="003ce442"/>
    </style:style>
    <style:style style:name="T14" style:family="text">
      <style:text-properties fo:font-style="normal" style:font-style-asian="normal" style:font-style-complex="normal"/>
    </style:style>
    <style:style style:name="T15" style:family="text">
      <style:text-properties fo:font-style="normal" officeooo:rsid="003d6d14" style:font-style-asian="normal" style:font-style-complex="normal"/>
    </style:style>
    <style:style style:name="T16" style:family="text">
      <style:text-properties fo:font-style="normal" officeooo:rsid="003e4111" style:font-style-asian="normal" style:font-style-complex="normal"/>
    </style:style>
    <style:style style:name="T17" style:family="text">
      <style:text-properties fo:font-style="normal" officeooo:rsid="00441184" style:font-style-asian="normal" style:font-style-complex="normal"/>
    </style:style>
    <style:style style:name="T18" style:family="text">
      <style:text-properties officeooo:rsid="003e4111"/>
    </style:style>
    <style:style style:name="T19" style:family="text">
      <style:text-properties officeooo:rsid="003efbd3"/>
    </style:style>
    <style:style style:name="T20" style:family="text">
      <style:text-properties officeooo:rsid="0044a9ef"/>
    </style:style>
    <style:style style:name="T21" style:family="text">
      <style:text-properties officeooo:rsid="004578c2"/>
    </style:style>
    <style:style style:name="T22" style:family="text">
      <style:text-properties officeooo:rsid="004778f6"/>
    </style:style>
    <style:style style:name="T23" style:family="text">
      <style:text-properties officeooo:rsid="004822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12">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8">The idea came from looking at the PC structured assembler TERSE – this is not the same, or a clone, but it has similar ideas.</text:p>
      <text:p text:style-name="P11"/>
      <text:p text:style-name="P15">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5"/>
      <text:p text:style-name="P18">One can make an argument that this is just syntactic sugar on 6502 assembly ; it is slightly more than that, in that it provides 16 bit instructions. <text:s/><text:span text:style-name="T21">But yes, that’s pretty much it.</text:span></text:p>
      <text:p text:style-name="P24"/>
      <text:p text:style-name="P39">Operation</text:p>
      <text:p text:style-name="P11"/>
      <text:p text:style-name="P5">The Lean code is stored in REM statements, where the first character immediately following the REM is a full stop. These are translated into elements as follows</text:p>
      <text:p text:style-name="P5"/>
      <text:list xml:id="list3934925151" text:style-name="L1">
        <text:list-item>
          <text:p text:style-name="P61">An unknown identifier – this can be a keyword or an as yet undefined identifier. <text:span text:style-name="T11">Identifiers are built from A-Z 0-9 $ % _ and . <text:s/>Characters. They are converted to upper case – lower case indicates a ‘wild card’.</text:span></text:p>
        </text:list-item>
        <text:list-item>
          <text:p text:style-name="P60"><text:span text:style-name="T6">A </text:span><text:span text:style-name="T7">byte or word </text:span><text:span text:style-name="T6">constant – can be decimal or hexadecimal. </text:span><text:span text:style-name="T8">Constants can be postfixed with a minus sign.</text:span></text:p>
        </text:list-item>
        <text:list-item>
          <text:p text:style-name="P61">A known identifier – can be a procedure, an integer variable, or a short variable.</text:p>
        </text:list-item>
        <text:list-item>
          <text:p text:style-name="P61">A punctuation character.</text:p>
        </text:list-item>
      </text:list>
      <text:p text:style-name="P5"/>
      <text:p text:style-name="P6">These are converted into elements, each one of which has the top bit of its last character set. <text:s/><text:span text:style-name="T3">Procedures, Integer Variables, Short Variables and Constants are converted into lower case equivalents. These are as follows :-</text:span></text:p>
      <text:p text:style-name="P6"/>
      <table:table table:name="Table2" table:style-name="Table2">
        <table:table-column table:style-name="Table2.A"/>
        <table:table-column table:style-name="Table2.B"/>
        <table:table-row>
          <table:table-cell table:style-name="Table2.A1" office:value-type="string">
            <text:p text:style-name="P56">Type</text:p>
          </table:table-cell>
          <table:table-cell table:style-name="Table2.B1" office:value-type="string">
            <text:p text:style-name="P57">Letter</text:p>
          </table:table-cell>
        </table:table-row>
        <table:table-row>
          <table:table-cell table:style-name="Table2.A2" office:value-type="string">
            <text:p text:style-name="P44">Procedure</text:p>
          </table:table-cell>
          <table:table-cell table:style-name="Table2.B2" office:value-type="string">
            <text:p text:style-name="P45">p</text:p>
          </table:table-cell>
        </table:table-row>
        <table:table-row>
          <table:table-cell table:style-name="Table2.A2" office:value-type="string">
            <text:p text:style-name="P44">Byte Constant</text:p>
          </table:table-cell>
          <table:table-cell table:style-name="Table2.B2" office:value-type="string">
            <text:p text:style-name="P45">b</text:p>
          </table:table-cell>
        </table:table-row>
        <table:table-row>
          <table:table-cell table:style-name="Table2.A2" office:value-type="string">
            <text:p text:style-name="P44">Word Constant</text:p>
          </table:table-cell>
          <table:table-cell table:style-name="Table2.B2" office:value-type="string">
            <text:p text:style-name="P45">w</text:p>
          </table:table-cell>
        </table:table-row>
        <table:table-row>
          <table:table-cell table:style-name="Table2.A2" office:value-type="string">
            <text:p text:style-name="P44">Zero Page Byte Variable</text:p>
          </table:table-cell>
          <table:table-cell table:style-name="Table2.B2" office:value-type="string">
            <text:p text:style-name="P45">s</text:p>
          </table:table-cell>
        </table:table-row>
        <table:table-row>
          <table:table-cell table:style-name="Table2.A2" office:value-type="string">
            <text:p text:style-name="P44">Zero Page Word Variable</text:p>
          </table:table-cell>
          <table:table-cell table:style-name="Table2.B2" office:value-type="string">
            <text:p text:style-name="P45">i</text:p>
          </table:table-cell>
        </table:table-row>
        <table:table-row>
          <table:table-cell table:style-name="Table2.A2" office:value-type="string">
            <text:p text:style-name="P44">Absolute Byte Variable</text:p>
          </table:table-cell>
          <table:table-cell table:style-name="Table2.B2" office:value-type="string">
            <text:p text:style-name="P45">c</text:p>
          </table:table-cell>
        </table:table-row>
        <table:table-row>
          <table:table-cell table:style-name="Table2.A2" office:value-type="string">
            <text:p text:style-name="P44">Absolute Word Variable</text:p>
          </table:table-cell>
          <table:table-cell table:style-name="Table2.B2" office:value-type="string">
            <text:p text:style-name="P45">l</text:p>
          </table:table-cell>
        </table:table-row>
      </table:table>
      <text:p text:style-name="P6"/>
      <text:p text:style-name="P8">A seperate table is kept of what these refer to , because replacing a known identifier with a single character loses information.</text:p>
      <text:p text:style-name="P5"/>
      <text:p text:style-name="P7"><text:span text:style-name="T9">Note</text:span> that things that are defined on a line do not become visible till the next code line – so you cannot define and use a variable in the same line. <text:span text:style-name="T13">At present this does not work.</text:span></text:p>
      <text:p text:style-name="P7"/>
      <text:p text:style-name="P9">The way Lean works is that this is then compared against a dictionary <text:span text:style-name="T10">of matches</text:span>, stored in backwards order (so longest first). <text:s/></text:p>
      <text:p text:style-name="P9"/>
      <text:p text:style-name="P37"><text:span text:style-name="T4">Each match can only have one ‘wild card’ - the l</text:span><text:span text:style-name="T5">ower case letter in the previous table</text:span><text:span text:style-name="T4"> in it. </text:span></text:p>
      <text:p text:style-name="P22"/>
      <text:p text:style-name="P40">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5">word register </text:span><text:span text:style-name="T14">R</text:span> (note case does not matter)</text:p>
      <text:p text:style-name="P12"/>
      <text:p text:style-name="P25">SI <text:tab/>R = &lt;var&gt;</text:p>
      <text:p text:style-name="P26"><text:tab/><text:tab/><text:span text:style-name="T13">lda <text:tab/>&lt;addr&gt; ; lda &lt;next&gt;</text:span></text:p>
      <text:p text:style-name="P26"/>
      <text:p text:style-name="P12">The first part is the SI. This indicates that the definition is for short variables and integer variables. In this particular instance, this is actually <text:span text:style-name="T2">four</text:span><text:span text:style-name="T14"> definitions. <text:s/>This is because SI does not produce just a match for S and I , it also produces one for L and C – this will match.</text:span></text:p>
      <text:p text:style-name="P32"/>
      <text:p text:style-name="P33">R=s <text:tab/>R=i <text:tab/>R=l <text:tab/>R=c</text:p>
      <text:p text:style-name="P13"><text:span text:style-name="T14"><text:line-break/>This is because you want different code generation for absolute addresses (c and l) and zero page addresses (s and I) – in this example it would generate <text:s/>6 bytes of code for absolute and 4 for </text:span><text:span text:style-name="T15">zero page.</text:span></text:p>
      <text:p text:style-name="P31"/>
      <text:p text:style-name="P30">Note this doesn’t cover byte loads into A, which would require a second group of four.</text:p>
      <text:p text:style-name="P30"/>
      <text:p text:style-name="P27">SI <text:tab/>A = &lt;var&gt;</text:p>
      <text:p text:style-name="P27"><text:tab/><text:tab/>lda <text:tab/>&lt;addr&gt;</text:p>
      <text:p text:style-name="P27"/>
      <text:p text:style-name="P14"><text:span text:style-name="T14">&lt;var&gt; &lt;proc&gt; and &lt;const&gt; are used in similar ways, they are all shorthand for the ‘*’ - the character that is matched is determined by the match on the left. </text:span><text:span text:style-name="T16">It just makes it more readable. </text:span><text:span text:style-name="T14">So you could have</text:span></text:p>
      <text:p text:style-name="P30"/>
      <text:p text:style-name="P27">P <text:tab/>&lt;proc&gt;()</text:p>
      <text:p text:style-name="P27"><text:tab/><text:tab/>jsr <text:tab/>&lt;addr&gt;</text:p>
      <text:p text:style-name="P27">BW <text:tab/>R = &lt;const&gt;</text:p>
      <text:p text:style-name="P27"><text:tab/><text:tab/>lda <text:tab/>#&lt;low&gt; ; ldx # &lt;high&gt;</text:p>
      <text:p text:style-name="P27"/>
      <text:p text:style-name="P30">or </text:p>
      <text:p text:style-name="P30"/>
      <text:p text:style-name="P27">P <text:tab/>*()</text:p>
      <text:p text:style-name="P27"><text:tab/><text:tab/>jsr <text:tab/>&lt;addr&gt;</text:p>
      <text:p text:style-name="P27"/>
      <text:p text:style-name="P30">* <text:span text:style-name="T18">is also available as a left hand wildcard, which means ‘don’t care’</text:span></text:p>
      <text:p text:style-name="P41">Code Generation</text:p>
      <text:p text:style-name="P35"/>
      <text:p text:style-name="P14"><text:span text:style-name="T14">The code generated is produced by 64tass </text:span><text:span text:style-name="T16">by replacing the &lt;elements&gt; with code equivalents ; these are placeholders for actual values. Thus 64tass figures out the differences, which is why Lean is so small – it dodges most of the work. </text:span></text:p>
      <text:p text:style-name="P34"/>
      <text:p text:style-name="P16"><text:span text:style-name="T16">T</text:span><text:span text:style-name="T14">he substitution is as given bel</text:span><text:span text:style-name="T17">o</text:span><text:span text:style-name="T14">w. </text:span><text:span text:style-name="T17">The $63 $73 $83 markers are replaced by data when code is generated.</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55">Marker</text:p>
          </table:table-cell>
          <table:table-cell table:style-name="Table1.A1" office:value-type="string">
            <text:p text:style-name="P55">Purpose</text:p>
          </table:table-cell>
          <table:table-cell table:style-name="Table1.C1" office:value-type="string">
            <text:p text:style-name="P54">Values used</text:p>
          </table:table-cell>
        </table:table-row>
        <table:table-row>
          <table:table-cell table:style-name="Table1.A2" office:value-type="string">
            <text:p text:style-name="P43">&lt;addr&gt;</text:p>
          </table:table-cell>
          <table:table-cell table:style-name="Table1.A2" office:value-type="string">
            <text:p text:style-name="P43">Address of variable</text:p>
          </table:table-cell>
          <table:table-cell table:style-name="Table1.C2" office:value-type="string">
            <text:p text:style-name="P42">$6373 in absolute mode, $63 in zero page mode.</text:p>
          </table:table-cell>
        </table:table-row>
        <table:table-row>
          <table:table-cell table:style-name="Table1.A2" office:value-type="string">
            <text:p text:style-name="P43">&lt;next&gt;</text:p>
          </table:table-cell>
          <table:table-cell table:style-name="Table1.A2" office:value-type="string">
            <text:p text:style-name="P43">Address of variable + 1 </text:p>
          </table:table-cell>
          <table:table-cell table:style-name="Table1.C2" office:value-type="string">
            <text:p text:style-name="P42">$8373 in absolute mode, $83 in zero page mode.</text:p>
          </table:table-cell>
        </table:table-row>
        <table:table-row>
          <table:table-cell table:style-name="Table1.A2" office:value-type="string">
            <text:p text:style-name="P43">&lt;low&gt;</text:p>
          </table:table-cell>
          <table:table-cell table:style-name="Table1.A2" office:value-type="string">
            <text:p text:style-name="P43">Low byte of data</text:p>
          </table:table-cell>
          <table:table-cell table:style-name="Table1.C2" office:value-type="string">
            <text:p text:style-name="P42">$63</text:p>
          </table:table-cell>
        </table:table-row>
        <table:table-row>
          <table:table-cell table:style-name="Table1.A2" office:value-type="string">
            <text:p text:style-name="P43">&lt;high&gt;</text:p>
          </table:table-cell>
          <table:table-cell table:style-name="Table1.A2" office:value-type="string">
            <text:p text:style-name="P43">High byte of data</text:p>
          </table:table-cell>
          <table:table-cell table:style-name="Table1.C2" office:value-type="string">
            <text:p text:style-name="P42">$73</text:p>
          </table:table-cell>
        </table:table-row>
        <table:table-row>
          <table:table-cell table:style-name="Table1.A2" office:value-type="string">
            <text:p text:style-name="P43">[execute:xxx]</text:p>
          </table:table-cell>
          <table:table-cell table:style-name="Table1.A2" office:value-type="string">
            <text:p text:style-name="P43">Execute code</text:p>
          </table:table-cell>
          <table:table-cell table:style-name="Table1.C2" office:value-type="string">
            <text:p text:style-name="P42">$<text:span text:style-name="T22">A</text:span>3 nn where nn is a constant relating to label Action_xxx , <text:span text:style-name="T18">generated automatically.</text:span></text:p>
          </table:table-cell>
        </table:table-row>
        <table:table-row>
          <table:table-cell table:style-name="Table1.A2" office:value-type="string">
            <text:p text:style-name="P43">[data]</text:p>
          </table:table-cell>
          <table:table-cell table:style-name="Table1.A2" office:value-type="string">
            <text:p text:style-name="P43">Set data variable</text:p>
          </table:table-cell>
          <table:table-cell table:style-name="Table1.C2" office:value-type="string">
            <text:p text:style-name="P42">$<text:span text:style-name="T18">9</text:span>3 ll hh sets data variable to llhh</text:p>
          </table:table-cell>
        </table:table-row>
        <table:table-row>
          <table:table-cell table:style-name="Table1.A2" office:value-type="string">
            <text:p text:style-name="P46">[iszero]</text:p>
          </table:table-cell>
          <table:table-cell table:style-name="Table1.A2" office:value-type="string">
            <text:p text:style-name="P46">Checking</text:p>
          </table:table-cell>
          <table:table-cell table:style-name="Table1.C2" office:value-type="string">
            <text:p text:style-name="P47"><text:span text:style-name="T23">$53 </text:span>Errors if the data <text:s/>matched is nonzero</text:p>
          </table:table-cell>
        </table:table-row>
      </table:table>
      <text:p text:style-name="P19"/>
      <text:p text:style-name="P15">[execute:xxx] is used to run code, so proc (procedure definition) is defined as </text:p>
      <text:p text:style-name="P15"/>
      <text:p text:style-name="P28">* <text:tab/><text:span text:style-name="T19">proc</text:span></text:p>
      <text:p text:style-name="P28"><text:tab/><text:tab/><text:span text:style-name="T19">[execute:define_proc]</text:span></text:p>
      <text:p text:style-name="P28"/>
      <text:p text:style-name="P17">This calls a code routine “Action_define_proc” which does the actual work – extracting the identifier, checking the parameter brackets etc. Similar code is used for structures and variable definition.</text:p>
      <text:p text:style-name="P17"/>
      <text:p text:style-name="P17">[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7"/>
      <text:p text:style-name="P29">* <text:tab/>r&gt;=&lt;const&gt;</text:p>
      <text:p text:style-name="P29"><text:tab/><text:tab/>cpx # 0 <text:tab/><text:tab/><text:tab/><text:tab/>// high byte of XA</text:p>
      <text:p text:style-name="P29"><text:tab/><text:tab/>[iszero] <text:tab/><text:tab/><text:tab/><text:tab/>// constant must be zero</text:p>
      <text:p text:style-name="P29"><text:tab/><text:tab/>[data] bpl * <text:tab/><text:tab/><text:tab/><text:tab/>// pass information forward.</text:p>
      <text:p text:style-name="P29"/>
      <text:p text:style-name="P17"/>
      <text:p text:style-name="P15"/>
      <text:p text:style-name="P38">Dictionary Storage</text:p>
      <text:p text:style-name="P23"/>
      <text:p text:style-name="P21">There are two dictionaries, system and user. The system dictionary contains almost exclusively matches, and the user dictionary contains procedures and variables. It is not possible to have matchers in the user dictionary.</text:p>
      <text:p text:style-name="P21"/>
      <text:p text:style-name="P21">The structure of th<text:span text:style-name="T20">ose</text:span> dictionar<text:span text:style-name="T20">ies are:</text:span></text:p>
      <text:p text:style-name="P21"/>
      <table:table table:name="Table3" table:style-name="Table3">
        <table:table-column table:style-name="Table3.A"/>
        <table:table-column table:style-name="Table3.B"/>
        <table:table-row>
          <table:table-cell table:style-name="Table3.A1" office:value-type="string">
            <text:p text:style-name="P59">Offset</text:p>
          </table:table-cell>
          <table:table-cell table:style-name="Table3.B1" office:value-type="string">
            <text:p text:style-name="P58">Contents</text:p>
          </table:table-cell>
        </table:table-row>
        <table:table-row>
          <table:table-cell table:style-name="Table3.A2" office:value-type="string">
            <text:p text:style-name="P53">+0</text:p>
          </table:table-cell>
          <table:table-cell table:style-name="Table3.B2" office:value-type="string">
            <text:p text:style-name="P52">Offset to next, or zero. Normally the length of the ‘name’ + 6</text:p>
          </table:table-cell>
        </table:table-row>
        <table:table-row>
          <table:table-cell table:style-name="Table3.A2" office:value-type="string">
            <text:p text:style-name="P51">+1</text:p>
          </table:table-cell>
          <table:table-cell table:style-name="Table3.B2" office:value-type="string">
            <text:p text:style-name="P50">Type Byte, This is P(rocedure) M(atch) I(nteger) or S(hort)</text:p>
          </table:table-cell>
        </table:table-row>
        <table:table-row>
          <table:table-cell table:style-name="Table3.A2" office:value-type="string">
            <text:p text:style-name="P51">+2,+3</text:p>
          </table:table-cell>
          <table:table-cell table:style-name="Table3.B2" office:value-type="string">
            <text:p text:style-name="P50">Address of variable or procedure, code generator address of match (this is a count byte followed by code with the $x3 markers)</text:p>
          </table:table-cell>
        </table:table-row>
        <table:table-row>
          <table:table-cell table:style-name="Table3.A2" office:value-type="string">
            <text:p text:style-name="P49">+4</text:p>
          </table:table-cell>
          <table:table-cell table:style-name="Table3.B2" office:value-type="string">
            <text:p text:style-name="P48">Bank number for procedure, 0 otherwise</text:p>
          </table:table-cell>
        </table:table-row>
        <table:table-row>
          <table:table-cell table:style-name="Table3.A2" office:value-type="string">
            <text:p text:style-name="P49">+5</text:p>
          </table:table-cell>
          <table:table-cell table:style-name="Table3.B2" office:value-type="string">
            <text:p text:style-name="P48">Length of matching name</text:p>
          </table:table-cell>
        </table:table-row>
        <table:table-row>
          <table:table-cell table:style-name="Table3.A2" office:value-type="string">
            <text:p text:style-name="P49">+6…</text:p>
          </table:table-cell>
          <table:table-cell table:style-name="Table3.B2" office:value-type="string">
            <text:p text:style-name="P48">Name – this can be a sequence of one or more elements.</text:p>
          </table:table-cell>
        </table:table-row>
      </table:table>
      <text:p text:style-name="P21"/>
      <text:p text:style-name="P63">By convention, local variables and procedures begin with an underscore character. There is an action which removes all that do not fit this from the dictionary “remove_local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1-01T09:48:56.059014887</dc:date>
    <meta:editing-duration>PT10H31M18S</meta:editing-duration>
    <meta:editing-cycles>50</meta:editing-cycles>
    <meta:generator>LibreOffice/6.3.2.2$Linux_X86_64 LibreOffice_project/30$Build-2</meta:generator>
    <meta:document-statistic meta:table-count="3" meta:image-count="0" meta:object-count="0" meta:page-count="5" meta:paragraph-count="110" meta:word-count="1198" meta:character-count="6699" meta:non-whitespace-character-count="5540"/>
  </office:meta>
</office:document-meta>
</file>